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4.84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14.0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estlog" table:style-name="ta1">
        <table:shapes>
          <draw:frame draw:z-index="0" draw:style-name="gr1" draw:text-style-name="P1" svg:width="453.51pt" svg:height="255.09pt" svg:x="314.73pt" svg:y="17.12pt">
            <loext:p draw:notify-on-update-of-ranges="testlog.A3:testlog.A7 testlog.B3:testlog.B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782.93pt" svg:y="20.15pt">
            <loext:p draw:notify-on-update-of-ranges="testlog.A21:testlog.A25 testlog.B21:testlog.B2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312.38pt" svg:y="288.94pt">
            <loext:p draw:notify-on-update-of-ranges="testlog.A39:testlog.A43 testlog.B39:testlog.B4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778.28pt" svg:y="291.97pt">
            <loext:p draw:notify-on-update-of-ranges="testlog.A57:testlog.A61 testlog.B57:testlog.B6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he date today is Fri Sep 28 16:32:25 EDT 2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ertion sort with random list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982" calcext:value-type="float">
            <text:p>3.9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22.913" calcext:value-type="float">
            <text:p>122.9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633.476" calcext:value-type="float">
            <text:p>633.4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1531.173" calcext:value-type="float">
            <text:p>1531.1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2931.481" calcext:value-type="float">
            <text:p>2931.4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ertion sort with ascending list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77" calcext:value-type="float">
            <text:p>0.0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.267" calcext:value-type="float">
            <text:p>0.2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0.527" calcext:value-type="float">
            <text:p>0.5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0.796" calcext:value-type="float">
            <text:p>0.7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1.101" calcext:value-type="float">
            <text:p>1.1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ertion sort with descending list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74" calcext:value-type="float">
            <text:p>0.0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.247" calcext:value-type="float">
            <text:p>0.2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0.507" calcext:value-type="float">
            <text:p>0.5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0.742" calcext:value-type="float">
            <text:p>0.7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1.03" calcext:value-type="float">
            <text:p>1.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rsive selection sort with random list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.528" calcext:value-type="float">
            <text:p>9.5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67.157" calcext:value-type="float">
            <text:p>167.1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595.523" calcext:value-type="float">
            <text:p>595.5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1343.336" calcext:value-type="float">
            <text:p>1343.3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2395.732" calcext:value-type="float">
            <text:p>2395.7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cursive selection sort with ascending list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.614" calcext:value-type="float">
            <text:p>9.6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46.02" calcext:value-type="float">
            <text:p>146.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566.199" calcext:value-type="float">
            <text:p>566.1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1273.868" calcext:value-type="float">
            <text:p>1273.8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2264.049" calcext:value-type="float">
            <text:p>2264.0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cursive selection sort with descending list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.391" calcext:value-type="float">
            <text:p>9.3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24.752" calcext:value-type="float">
            <text:p>124.7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498.221" calcext:value-type="float">
            <text:p>498.2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1120.348" calcext:value-type="float">
            <text:p>1120.3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1999.465" calcext:value-type="float">
            <text:p>1999.4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terative selection sort with random list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804" calcext:value-type="float">
            <text:p>7.8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21.611" calcext:value-type="float">
            <text:p>121.6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501.026" calcext:value-type="float">
            <text:p>501.0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1154.582" calcext:value-type="float">
            <text:p>1154.5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2041.083" calcext:value-type="float">
            <text:p>2041.08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terative selection sort with ascending list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.069" calcext:value-type="float">
            <text:p>8.0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12.165" calcext:value-type="float">
            <text:p>112.1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441.209" calcext:value-type="float">
            <text:p>441.2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1010.267" calcext:value-type="float">
            <text:p>1010.2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1775.774" calcext:value-type="float">
            <text:p>1775.7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terative selection sort with descending list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.817" calcext:value-type="float">
            <text:p>8.8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31.421" calcext:value-type="float">
            <text:p>131.4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526.693" calcext:value-type="float">
            <text:p>526.6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1196.97" calcext:value-type="float">
            <text:p>1196.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2134.896" calcext:value-type="float">
            <text:p>2134.8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erge sort with random list</text:p>
          </table:table-cell>
          <table:table-cell table:number-columns-repeated="2"/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26.067" calcext:value-type="float">
            <text:p>26.0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231.03" calcext:value-type="float">
            <text:p>231.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553.499" calcext:value-type="float">
            <text:p>553.4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float" office:value="855.361" calcext:value-type="float">
            <text:p>855.36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1198.47" calcext:value-type="float">
            <text:p>1198.4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erge sort with ascending list</text:p>
          </table:table-cell>
          <table:table-cell table:number-columns-repeated="2"/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22.483" calcext:value-type="float">
            <text:p>22.4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167.479" calcext:value-type="float">
            <text:p>167.4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350.27" calcext:value-type="float">
            <text:p>350.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float" office:value="540.556" calcext:value-type="float">
            <text:p>540.5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736.857" calcext:value-type="float">
            <text:p>736.8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erge sort with descending list</text:p>
          </table:table-cell>
          <table:table-cell table:number-columns-repeated="2"/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22.502" calcext:value-type="float">
            <text:p>22.5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166.251" calcext:value-type="float">
            <text:p>166.2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349.63" calcext:value-type="float">
            <text:p>349.6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float" office:value="542.243" calcext:value-type="float">
            <text:p>542.2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739.691" calcext:value-type="float">
            <text:p>739.691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28T17:36:20.565772570</dc:date>
    <meta:editing-duration>PT46M44S</meta:editing-duration>
    <meta:editing-cycles>1</meta:editing-cycles>
    <meta:document-statistic meta:table-count="1" meta:cell-count="193" meta:object-count="4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581cm" svg:y="0.316cm" chart:style-name="ch2">
          <text:p>Insertion Sort</text:p>
        </chart:title>
        <chart:plot-area chart:style-name="ch3" table:cell-range-address="testlog.A3:testlog.B7" svg:x="1.331cm" svg:y="1.275cm" svg:width="14.349cm" svg:height="6.564cm">
          <chartooo:coordinate-region svg:x="2.323cm" svg:y="1.474cm" svg:width="12.892cm" svg:height="5.718cm"/>
          <chart:axis chart:dimension="x" chart:name="primary-x" chart:style-name="ch4">
            <chart:title svg:x="6.86cm" svg:y="8.019cm" chart:style-name="ch5">
              <text:p># of randomized items</text:p>
            </chart:title>
          </chart:axis>
          <chart:axis chart:dimension="y" chart:name="primary-y" chart:style-name="ch4">
            <chart:title svg:x="0.451cm" svg:y="5.315cm" chart:style-name="ch6">
              <text:p>Time (ms)</text:p>
            </chart:title>
            <chart:grid chart:style-name="ch7" chart:class="major"/>
          </chart:axis>
          <chart:series chart:style-name="ch8" chart:values-cell-range-address="testlog.B3:testlog.B7" chart:class="chart:scatter">
            <chart:domain table:cell-range-address="testlog.A3:testlog.A7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testlog.A3:testlog.A7</svg:desc>
                </draw:g>
              </table:table-cell>
              <table:table-cell office:value-type="float" office:value="3.982">
                <text:p>3.982</text:p>
                <draw:g>
                  <svg:desc>testlog.B3:testlog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00">
                <text:p>8000</text:p>
              </table:table-cell>
              <table:table-cell office:value-type="float" office:value="122.913">
                <text:p>122.9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000">
                <text:p>16000</text:p>
              </table:table-cell>
              <table:table-cell office:value-type="float" office:value="633.476">
                <text:p>633.4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000">
                <text:p>24000</text:p>
              </table:table-cell>
              <table:table-cell office:value-type="float" office:value="1531.173">
                <text:p>1531.1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000">
                <text:p>32000</text:p>
              </table:table-cell>
              <table:table-cell office:value-type="float" office:value="2931.481">
                <text:p>2931.4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456cm" svg:y="0.316cm" chart:style-name="ch2">
          <text:p>Recursive Selection Sort</text:p>
        </chart:title>
        <chart:plot-area chart:style-name="ch3" table:cell-range-address="testlog.A21:testlog.B25" svg:x="1.331cm" svg:y="1.275cm" svg:width="14.349cm" svg:height="6.564cm">
          <chartooo:coordinate-region svg:x="2.323cm" svg:y="1.474cm" svg:width="12.892cm" svg:height="5.718cm"/>
          <chart:axis chart:dimension="x" chart:name="primary-x" chart:style-name="ch4">
            <chart:title svg:x="6.86cm" svg:y="8.019cm" chart:style-name="ch5">
              <text:p># of randomized items</text:p>
            </chart:title>
          </chart:axis>
          <chart:axis chart:dimension="y" chart:name="primary-y" chart:style-name="ch4">
            <chart:title svg:x="0.451cm" svg:y="5.315cm" chart:style-name="ch6">
              <text:p>Time (ms)</text:p>
            </chart:title>
            <chart:grid chart:style-name="ch7" chart:class="major"/>
          </chart:axis>
          <chart:series chart:style-name="ch8" chart:values-cell-range-address="testlog.B21:testlog.B25" chart:class="chart:scatter">
            <chart:domain table:cell-range-address="testlog.A21:testlog.A25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testlog.A21:testlog.A25</svg:desc>
                </draw:g>
              </table:table-cell>
              <table:table-cell office:value-type="float" office:value="9.528">
                <text:p>9.528</text:p>
                <draw:g>
                  <svg:desc>testlog.B21:testlog.B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00">
                <text:p>8000</text:p>
              </table:table-cell>
              <table:table-cell office:value-type="float" office:value="167.157">
                <text:p>167.1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000">
                <text:p>16000</text:p>
              </table:table-cell>
              <table:table-cell office:value-type="float" office:value="595.523">
                <text:p>595.5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000">
                <text:p>24000</text:p>
              </table:table-cell>
              <table:table-cell office:value-type="float" office:value="1343.336">
                <text:p>1343.3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000">
                <text:p>32000</text:p>
              </table:table-cell>
              <table:table-cell office:value-type="float" office:value="2395.732">
                <text:p>2395.7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655cm" svg:y="0.316cm" chart:style-name="ch2">
          <text:p>Iterative Selection Sort</text:p>
        </chart:title>
        <chart:plot-area chart:style-name="ch3" table:cell-range-address="testlog.A39:testlog.B43" svg:x="1.331cm" svg:y="1.275cm" svg:width="14.349cm" svg:height="6.564cm">
          <chartooo:coordinate-region svg:x="2.323cm" svg:y="1.474cm" svg:width="12.892cm" svg:height="5.718cm"/>
          <chart:axis chart:dimension="x" chart:name="primary-x" chart:style-name="ch4">
            <chart:title svg:x="6.86cm" svg:y="8.019cm" chart:style-name="ch5">
              <text:p># of randomized items</text:p>
            </chart:title>
          </chart:axis>
          <chart:axis chart:dimension="y" chart:name="primary-y" chart:style-name="ch4">
            <chart:title svg:x="0.451cm" svg:y="5.315cm" chart:style-name="ch6">
              <text:p>Time (ms)</text:p>
            </chart:title>
            <chart:grid chart:style-name="ch7" chart:class="major"/>
          </chart:axis>
          <chart:series chart:style-name="ch8" chart:values-cell-range-address="testlog.B39:testlog.B43" chart:class="chart:scatter">
            <chart:domain table:cell-range-address="testlog.A39:testlog.A43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testlog.A39:testlog.A43</svg:desc>
                </draw:g>
              </table:table-cell>
              <table:table-cell office:value-type="float" office:value="7.804">
                <text:p>7.804</text:p>
                <draw:g>
                  <svg:desc>testlog.B39:testlog.B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00">
                <text:p>8000</text:p>
              </table:table-cell>
              <table:table-cell office:value-type="float" office:value="121.611">
                <text:p>121.6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000">
                <text:p>16000</text:p>
              </table:table-cell>
              <table:table-cell office:value-type="float" office:value="501.026">
                <text:p>501.0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000">
                <text:p>24000</text:p>
              </table:table-cell>
              <table:table-cell office:value-type="float" office:value="1154.582">
                <text:p>1154.5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000">
                <text:p>32000</text:p>
              </table:table-cell>
              <table:table-cell office:value-type="float" office:value="2041.083">
                <text:p>2041.08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819cm" svg:y="0.316cm" chart:style-name="ch2">
          <text:p>Merge Sort</text:p>
        </chart:title>
        <chart:plot-area chart:style-name="ch3" table:cell-range-address="testlog.A57:testlog.B61" svg:x="1.331cm" svg:y="1.275cm" svg:width="14.349cm" svg:height="6.564cm">
          <chartooo:coordinate-region svg:x="2.138cm" svg:y="1.474cm" svg:width="12.8cm" svg:height="5.718cm"/>
          <chart:axis chart:dimension="x" chart:name="primary-x" chart:style-name="ch4">
            <chart:title svg:x="6.86cm" svg:y="8.019cm" chart:style-name="ch5">
              <text:p># of randomized items</text:p>
            </chart:title>
          </chart:axis>
          <chart:axis chart:dimension="y" chart:name="primary-y" chart:style-name="ch4">
            <chart:title svg:x="0.451cm" svg:y="5.315cm" chart:style-name="ch6">
              <text:p>Time (ms)</text:p>
            </chart:title>
            <chart:grid chart:style-name="ch7" chart:class="major"/>
          </chart:axis>
          <chart:series chart:style-name="ch8" chart:values-cell-range-address="testlog.B57:testlog.B61" chart:class="chart:scatter">
            <chart:domain table:cell-range-address="testlog.A57:testlog.A61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000">
                <text:p>32000</text:p>
                <draw:g>
                  <svg:desc>testlog.A57:testlog.A61</svg:desc>
                </draw:g>
              </table:table-cell>
              <table:table-cell office:value-type="float" office:value="26.067">
                <text:p>26.067</text:p>
                <draw:g>
                  <svg:desc>testlog.B57:testlog.B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00">
                <text:p>200000</text:p>
              </table:table-cell>
              <table:table-cell office:value-type="float" office:value="231.03">
                <text:p>231.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000">
                <text:p>400000</text:p>
              </table:table-cell>
              <table:table-cell office:value-type="float" office:value="553.499">
                <text:p>553.4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0000">
                <text:p>600000</text:p>
              </table:table-cell>
              <table:table-cell office:value-type="float" office:value="855.361">
                <text:p>855.3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000">
                <text:p>800000</text:p>
              </table:table-cell>
              <table:table-cell office:value-type="float" office:value="1198.47">
                <text:p>1198.4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